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none" draw:fill-color="#ffffff" fo:min-height="8.014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8.875cm" svg:height="8.264cm" svg:x="0.563cm" svg:y="1.209cm">
          <draw:text-box>
            <text:p><text:span text:style-name="T1">Loja com knights e 40ks. Digital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9T06:42:24.657976715</dc:date>
    <meta:editing-duration>PT1H2M38S</meta:editing-duration>
    <meta:editing-cycles>11</meta:editing-cycles>
    <meta:generator>LibreOffice/7.0.6.2$Linux_X86_64 LibreOffice_project/00$Build-2</meta:generator>
    <meta:document-statistic meta:object-count="2"/>
  </office:meta>
</office:document-meta>
</file>